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2d022" officeooo:paragraph-rsid="0002d022"/>
    </style:style>
    <style:style style:name="P2" style:family="paragraph" style:parent-style-name="Standard">
      <style:text-properties officeooo:paragraph-rsid="0002d022"/>
    </style:style>
    <style:style style:name="P3" style:family="paragraph" style:parent-style-name="Standard">
      <style:text-properties fo:font-weight="bold" officeooo:rsid="0002d022" officeooo:paragraph-rsid="0002d022" style:font-weight-asian="bold" style:font-weight-complex="bold"/>
    </style:style>
    <style:style style:name="P4" style:family="paragraph" style:parent-style-name="Heading_20_1">
      <loext:graphic-properties draw:fill="solid" draw:fill-color="#ffffff"/>
      <style:paragraph-properties fo:margin-left="0in" fo:margin-right="0.2917in" fo:margin-top="0.5555in" fo:margin-bottom="0.5555in" style:contextual-spacing="false" fo:line-height="133%" fo:keep-together="auto" fo:text-indent="0in" style:auto-text-indent="false" fo:background-color="#ffffff" fo:keep-with-next="auto"/>
      <style:text-properties style:text-underline-style="none" fo:font-weight="normal" officeooo:rsid="0002d022" officeooo:paragraph-rsid="0008988c" style:font-weight-asian="normal" style:font-weight-complex="normal"/>
    </style:style>
    <style:style style:name="P5" style:family="paragraph" style:parent-style-name="Standard">
      <style:paragraph-properties fo:line-height="150%"/>
      <style:text-properties officeooo:rsid="0002d022" officeooo:paragraph-rsid="0002d022"/>
    </style:style>
    <style:style style:name="P6" style:family="paragraph" style:parent-style-name="Standard">
      <style:paragraph-properties fo:line-height="150%"/>
      <style:text-properties officeooo:rsid="00072788" officeooo:paragraph-rsid="00072788"/>
    </style:style>
    <style:style style:name="T1" style:family="text">
      <style:text-properties officeooo:rsid="0002d022"/>
    </style:style>
    <style:style style:name="T2" style:family="text">
      <style:text-properties fo:color="#212121" loext:opacity="100%" style:font-name="Times New Roman" fo:font-size="15pt" style:font-name-asian="Times New Roman1" style:font-size-asian="15pt" style:font-name-complex="Times New Roman1" style:font-size-complex="15pt"/>
    </style:style>
    <style:style style:name="T3" style:family="text">
      <style:text-properties fo:color="#212121" loext:opacity="100%" style:font-name="Times New Roman" fo:font-size="15pt" officeooo:rsid="00084fc8" style:font-name-asian="Times New Roman1" style:font-size-asian="15pt" style:font-name-complex="Times New Roman1" style:font-size-complex="15pt"/>
    </style:style>
    <style:style style:name="T4" style:family="text">
      <style:text-properties fo:color="#212121" loext:opacity="100%" style:font-name="Times New Roman" fo:font-size="15pt" officeooo:rsid="0008988c" style:font-name-asian="Times New Roman1" style:font-size-asian="15pt" style:font-name-complex="Times New Roman1" style:font-size-complex="15pt"/>
    </style:style>
    <style:style style:name="T5" style:family="text">
      <style:text-properties fo:color="#212121" loext:opacity="100%" style:font-name="Times New Roman" fo:font-size="15pt" fo:font-style="italic" style:font-name-asian="Times New Roman1" style:font-size-asian="15pt" style:font-style-asian="italic" style:font-name-complex="Times New Roman1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ployment of Wireless Sensor Network in </text:span>Automatic Weather Station</text:p>
      <text:p text:style-name="P2"/>
      <text:p text:style-name="P3">Abstract</text:p>
      <text:p text:style-name="P4"><text:bookmark text:name="_wyicmmckbpr9"/><text:span text:style-name="T2">A </text:span><text:span text:style-name="T3">weather station</text:span><text:span text:style-name="T2"> is a geographical area that uses modern technologies to facilitate the lives of its residents. Wireless sensor networks (WSNs) are important components of </text:span><text:span text:style-name="T3">weather stations</text:span><text:span text:style-name="T2">. Deploying IoT sensors in WSNs is a challenging aspect of network design. Sensor deployment is performed to achieve objectives like increasing coverage, strengthening connectivity, improving robustness, or increasing the lifetime of a given WSN. Therefore, a sensor deployment method must be carefully designed to achieve such objective functions without exceeding the available budget. This study introduces a novel deployment algorithm, called the </text:span><text:span text:style-name="T3">Smart Sensor Deployment(2</text:span><text:span text:style-name="T4">SD</text:span><text:span text:style-name="T3">)</text:span><text:span text:style-name="T2">, which targets not only sensor distribution, but also sink placement. </text:span><text:span text:style-name="T3">The</text:span><text:span text:style-name="T2"> algorithm utilizes Delaunay triangulation and </text:span><text:span text:style-name="T5">k</text:span><text:span text:style-name="T2">-means clustering to find optimal locations to improve coverage while maintaining connectivity and robustness with obstacles existence in sensing area. The </text:span><text:span text:style-name="T3">2</text:span><text:span text:style-name="T4">SD</text:span><text:span text:style-name="T3"> </text:span><text:span text:style-name="T2">has been applied to real-world areas and cities, such as Midtown Manhattan in New York in the United States of America. The results show that the </text:span><text:span text:style-name="T3">2</text:span><text:span text:style-name="T4">SD</text:span><text:span text:style-name="T2"> outperforms random and regular deployments in terms of area coverage and end-to-end-delay by 29.6% and 29.7%, respectively. Further, it exhibits significant performance in terms of resilience to attacks.</text:span></text:p>
      <text:p text:style-name="P3"/>
      <text:p text:style-name="P1">1 Introduction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2:34:18.046632926</meta:creation-date>
    <meta:editing-duration>PT4M44S</meta:editing-duration>
    <meta:editing-cycles>2</meta:editing-cycles>
    <meta:generator>LibreOffice/7.2.6.2$Linux_X86_64 LibreOffice_project/20$Build-2</meta:generator>
    <dc:date>2022-05-03T23:34:26.641338970</dc:date>
    <meta:document-statistic meta:table-count="0" meta:image-count="0" meta:object-count="0" meta:page-count="1" meta:paragraph-count="4" meta:word-count="198" meta:character-count="1392" meta:non-whitespace-character-count="1197"/>
  </office:meta>
</office:document-meta>
</file>